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70000027B43B77A4C.png" manifest:media-type="image/png"/>
  <manifest:file-entry manifest:full-path="Pictures/10000201000001970000027B28A9E6BF.png" manifest:media-type="image/png"/>
  <manifest:file-entry manifest:full-path="Pictures/10000201000001A50000027CE35ED4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true" fo:min-height="1.859cm" fo:padding-top="0cm" fo:padding-bottom="0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71cm" svg:stroke-color="#66ff33" draw:stroke-linejoin="miter" draw:fill="none" draw:fill-color="#ffffff" draw:textarea-horizontal-align="justify" draw:textarea-vertical-align="middle" draw:auto-grow-height="true" fo:min-height="1.859cm" fo:padding-top="0cm" fo:padding-bottom="0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.071cm" svg:stroke-color="#9999ff" draw:stroke-linejoin="miter" draw:fill="none" draw:fill-color="#dfdfff" draw:textarea-horizontal-align="justify" draw:textarea-vertical-align="middle" draw:auto-grow-height="true" fo:min-height="0.761cm" fo:min-width="2.026cm" fo:padding-top="0cm" fo:padding-bottom="0cm" fo:padding-left="0.25cm" fo:padding-right="0.25cm" fo:wrap-option="no-wrap"/>
    </style:style>
    <style:style style:name="gr4" style:family="graphic" style:parent-style-name="standard">
      <style:graphic-properties draw:stroke="solid" svg:stroke-width="0.1cm" draw:marker-start-width="0.35cm" draw:marker-end-width="0.35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9999ff" draw:marker-end="Arrowheads_20_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true" fo:min-height="1.859cm" fo:padding-top="0cm" fo:padding-bottom="0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071cm" svg:stroke-color="#66ff33" draw:stroke-linejoin="miter" draw:fill="none" draw:fill-color="#ffffff" draw:textarea-horizontal-align="justify" draw:textarea-vertical-align="middle" draw:auto-grow-height="true" fo:min-height="1.859cm" fo:padding-top="0cm" fo:padding-bottom="0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.071cm" svg:stroke-color="#9999ff" draw:stroke-linejoin="miter" draw:fill="none" draw:fill-color="#dfdfff" draw:textarea-horizontal-align="justify" draw:textarea-vertical-align="middle" draw:auto-grow-height="true" fo:min-height="0.847cm" fo:min-width="2.026cm" fo:padding-top="0cm" fo:padding-bottom="0cm" fo:padding-left="0.25cm" fo:padding-right="0.25cm" fo:wrap-option="no-wrap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9999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fo:text-align="center"/>
      <style:text-properties fo:color="#ff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color="#9999ff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8pt" fo:language="en" fo:country="US"/>
    </style:style>
    <style:style style:name="T4" style:family="text">
      <style:text-properties fo:color="#ff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89cm" svg:height="1.859cm" svg:x="3.556cm" svg:y="2.229cm">
          <text:list text:style-name="L1">
            <text:list-header>
              <text:p text:style-name="P1"><text:span text:style-name="T1">Proxy SIT</text:span></text:p>
              <text:p text:style-name="P1"><text:span text:style-name="T1">(“sandbox”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144cm" svg:height="1.859cm" svg:x="15.578cm" svg:y="2.229cm">
          <text:list text:style-name="L1">
            <text:list-header>
              <text:p text:style-name="P1"><text:span text:style-name="T1">Global SIT</text:span></text:p>
              <text:p text:style-name="P1"><text:span text:style-name="T1">(“public”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26cm" svg:height="0.847cm" svg:x="12.798cm" svg:y="12.216cm">
          <text:list text:style-name="L1">
            <text:list-header>
              <text:p text:style-name="P1"><text:span text:style-name="T2">Filesystem</text:span><text:span text:style-name="T2"><text:line-break/></text:span><text:span text:style-name="T2">symlink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89cm" svg:height="13.87cm" svg:x="3.556cm" svg:y="4.596cm">
          <draw:image xlink:href="Pictures/10000201000001970000027B43B77A4C.png" xlink:type="simple" xlink:show="embed" xlink:actuate="onLoad">
            <text:p/>
          </draw:image>
        </draw:frame>
        <draw:frame draw:style-name="gr5" draw:text-style-name="P4" draw:layer="layout" svg:width="9.12cm" svg:height="13.779cm" svg:x="15.602cm" svg:y="4.596cm">
          <draw:image xlink:href="Pictures/10000201000001A50000027CE35ED4FC.png" xlink:type="simple" xlink:show="embed" xlink:actuate="onLoad">
            <text:p/>
          </draw:image>
        </draw:frame>
        <draw:line draw:style-name="gr6" draw:text-style-name="P5" draw:layer="layout" svg:x1="12.446cm" svg:y1="13.232cm" svg:x2="16.34cm" svg:y2="13.232cm">
          <text:p/>
        </draw:line>
        <draw:line draw:style-name="gr6" draw:text-style-name="P5" draw:layer="layout" svg:x1="12.446cm" svg:y1="14.325cm" svg:x2="16.34cm" svg:y2="14.325cm">
          <text:p/>
        </draw:line>
        <draw:line draw:style-name="gr6" draw:text-style-name="P5" draw:layer="layout" svg:x1="12.446cm" svg:y1="15.418cm" svg:x2="16.34cm" svg:y2="15.418cm">
          <text:p/>
        </draw:line>
        <draw:line draw:style-name="gr6" draw:text-style-name="P5" draw:layer="layout" svg:x1="12.446cm" svg:y1="16.018cm" svg:x2="16.34cm" svg:y2="16.018cm">
          <text:p/>
        </draw:line>
        <draw:line draw:style-name="gr6" draw:text-style-name="P5" draw:layer="layout" svg:x1="12.446cm" svg:y1="16.618cm" svg:x2="16.34cm" svg:y2="16.618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4" draw:layer="layout" svg:width="8.89cm" svg:height="13.869cm" svg:x="3.556cm" svg:y="4.573cm">
          <draw:image xlink:href="Pictures/10000201000001970000027B28A9E6BF.png" xlink:type="simple" xlink:show="embed" xlink:actuate="onLoad">
            <text:p/>
          </draw:image>
        </draw:frame>
        <draw:custom-shape draw:style-name="gr8" draw:text-style-name="P6" draw:layer="layout" svg:width="8.89cm" svg:height="1.859cm" svg:x="3.556cm" svg:y="2.229cm">
          <text:list text:style-name="L1">
            <text:list-header>
              <text:p text:style-name="P1"><text:span text:style-name="T3">Proxy SIT</text:span></text:p>
              <text:p text:style-name="P1"><text:span text:style-name="T3">(“sandbox”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9.144cm" svg:height="1.859cm" svg:x="15.578cm" svg:y="2.229cm">
          <text:list text:style-name="L1">
            <text:list-header>
              <text:p text:style-name="P1"><text:span text:style-name="T3">Global SIT</text:span></text:p>
              <text:p text:style-name="P1"><text:span text:style-name="T3">(“public”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526cm" svg:height="0.847cm" svg:x="12.798cm" svg:y="12.216cm">
          <text:list text:style-name="L1">
            <text:list-header>
              <text:p text:style-name="P1"><text:span text:style-name="T2">Filesystem</text:span><text:span text:style-name="T2"><text:line-break/></text:span><text:span text:style-name="T2">symlink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12cm" svg:height="13.779cm" svg:x="15.602cm" svg:y="4.596cm">
          <draw:image xlink:href="Pictures/10000201000001A50000027CE35ED4FC.png" xlink:type="simple" xlink:show="embed" xlink:actuate="onLoad">
            <text:p/>
          </draw:image>
        </draw:frame>
        <draw:line draw:style-name="gr6" draw:text-style-name="P5" draw:layer="layout" svg:x1="12.446cm" svg:y1="13.232cm" svg:x2="16.34cm" svg:y2="13.232cm">
          <text:p/>
        </draw:line>
        <draw:line draw:style-name="gr6" draw:text-style-name="P5" draw:layer="layout" svg:x1="12.446cm" svg:y1="14.325cm" svg:x2="16.34cm" svg:y2="14.325cm">
          <text:p/>
        </draw:line>
        <draw:line draw:style-name="gr6" draw:text-style-name="P5" draw:layer="layout" svg:x1="12.446cm" svg:y1="15.418cm" svg:x2="16.34cm" svg:y2="15.418cm">
          <text:p/>
        </draw:line>
        <draw:line draw:style-name="gr6" draw:text-style-name="P5" draw:layer="layout" svg:x1="12.446cm" svg:y1="16.018cm" svg:x2="16.34cm" svg:y2="16.018cm">
          <text:p/>
        </draw:line>
        <draw:custom-shape draw:style-name="gr11" draw:text-style-name="P4" draw:layer="layout" svg:width="2.694cm" svg:height="1.016cm" svg:x="4.01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694cm" svg:height="1.016cm" svg:x="9.51cm" svg:y="1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36cm" svg:height="1.433cm" svg:x="6.604cm" svg:y="14.986cm">
          <draw:text-box>
            <text:p text:style-name="P4"><text:span text:style-name="T4">after</text:span></text:p>
            <text:p text:style-name="P4"><text:span text:style-name="T4">proxy</text:span></text:p>
            <text:p text:style-name="P4"><text:span text:style-name="T4">installation</text:span></text:p>
          </draw:text-box>
        </draw:frame>
        <draw:frame draw:style-name="gr12" draw:text-style-name="P7" draw:layer="layout" svg:width="2.593cm" svg:height="0.645cm" svg:x="12.7cm" svg:y="16.256cm">
          <draw:text-box>
            <text:p text:style-name="P4"><text:span text:style-name="T4">no more lin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Stein</meta:initial-creator>
    <meta:creation-date>2014-07-25T09:37:19</meta:creation-date>
    <dc:date>2014-07-25T10:33:37</dc:date>
    <dc:creator>Marcus Stein</dc:creator>
    <meta:editing-duration>PT37M53S</meta:editing-duration>
    <meta:editing-cycles>8</meta:editing-cycles>
    <meta:generator>LibreOffice/3.5$Linux_X86_64 LibreOffice_project/350m1$Build-2</meta:generator>
    <meta:document-statistic meta:object-count="48"/>
  </office:meta>
</office:document-meta>
</file>